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fo:color="#ff0000" style:language-asian="zh" style:country-asian="CN"/>
    </style:style>
    <style:style style:name="P3" style:family="paragraph" style:parent-style-name="Standard">
      <style:text-properties fo:color="#ff0000" style:language-asian="zh" style:country-asian="CN"/>
    </style:style>
    <style:style style:name="P4" style:family="paragraph" style:parent-style-name="Standard">
      <style:text-properties fo:color="#008000"/>
    </style:style>
    <style:style style:name="P5" style:family="paragraph" style:parent-style-name="Standard">
      <style:text-properties fo:color="#008000" style:language-asian="zh" style:country-asian="CN"/>
    </style:style>
    <style:style style:name="P6" style:family="paragraph" style:parent-style-name="Standard">
      <style:text-properties style:use-window-font-color="true" style:language-asian="zh" style:country-asian="CN"/>
    </style:style>
    <number:date-style style:name="N30">
      <number:year/>
      <number:text>年</number:text>
      <number:month/>
      <number:text>月</number:text>
      <number:day/>
      <number:text>日</number:text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date style:data-style-name="N30" text:date-value="2013-04-22T10:53:14.84" text:fixed="true">13年4月22日</text:date></text:p>
      <text:p text:style-name="Standard"/>
      <text:p text:style-name="P1">修复cocos源码中一处bug, 在particleBatchNode <text:s/>removeChild的时候, 一处错误的时机delete掉了child指针, 而这个指针后面还在使用, 导致crash. 这个bug在ndk gdb的时候很难找出,是因为在打印delete 掉的child指针内容时, 里面还有正确的一些值.而在vc下,delete掉之后,指针里面指的东西很明显就能看出来是乱的了.</text:p>
      <text:p text:style-name="P4"/>
      <text:p text:style-name="P5">修改多个粒子系统复用时,点击关闭游戏会assert失败的bug.(解决, 不再使用CCParticleBatchNode::removeChild, 详见cocos源码修改issue2</text:p>
      <text:p text:style-name="P5"/>
      <text:p text:style-name="P6">修复石块爆炸粒子的坐标错误的bug</text:p>
      <text:p text:style-name="P2"/>
      <text:p text:style-name="P2">编写石块爆炸粒子为正常效果.</text:p>
      <text:p text:style-name="P2"/>
      <text:p text:style-name="P2">查找windows下挖掘机拖不动的bug(挖掘机的驱动依靠每帧的dt, 因为windows下帧率稳定,dt较小.所以无法驱动, 应该改进一个不依靠dt的驱动算法.)</text:p>
      <text:p text:style-name="P2"/>
      <text:p text:style-name="P2">设计游戏中返回的界面控件, 不能依靠android的back键了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34M13S</meta:editing-duration>
    <meta:editing-cycles>20</meta:editing-cycles>
    <meta:generator>OpenOffice.org/3.3$Win32 OpenOffice.org_project/330m20$Build-9567</meta:generator>
    <dc:date>2013-04-22T22:34:39.65</dc:date>
    <dc:creator>hao peng</dc:creator>
    <meta:document-statistic meta:table-count="0" meta:image-count="0" meta:object-count="0" meta:page-count="1" meta:paragraph-count="7" meta:word-count="183" meta:character-count="441"/>
    <meta:user-defined meta:name="Info 1"/>
    <meta:user-defined meta:name="Info 2"/>
    <meta:user-defined meta:name="Info 3"/>
    <meta:user-defined meta:name="Info 4"/>
  </office:meta>
</office:document-meta>
</file>